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inherit" svg:font-family="inherit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font-variant="normal" fo:text-transform="none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3" style:family="paragraph" style:parent-style-name="Heading_20_3">
      <style:paragraph-properties fo:text-align="center" style:justify-single-word="false"/>
      <style:text-properties fo:font-variant="normal" fo:text-transform="none" style:font-name="Arial1" fo:font-size="20pt" fo:letter-spacing="normal" fo:font-style="normal" fo:font-weight="bold" officeooo:rsid="00184252" officeooo:paragraph-rsid="00184252" style:font-size-asian="20pt" style:font-weight-asian="bold" style:font-size-complex="20pt" style:font-weight-complex="bold"/>
    </style:style>
    <style:style style:name="P4" style:family="paragraph" style:parent-style-name="Preformatted_20_Text" style:list-style-name="L1">
      <loext:graphic-properties draw:fill="none" draw:fill-color="#ffffff"/>
      <style:paragraph-properties fo:margin-left="0.397cm" fo:margin-right="0cm" fo:margin-top="0cm" fo:margin-bottom="0cm" style:contextual-spacing="false" fo:line-height="100%" fo:orphans="2" fo:widows="2" fo:text-indent="0cm" style:auto-text-indent="false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  <style:text-properties fo:font-variant="normal" fo:text-transform="none" style:font-name="S hne" fo:letter-spacing="normal" fo:font-style="normal" fo:font-weight="normal" loext:padding="0.049cm" loext:border-left="0.06pt solid #e3e3e3" loext:border-right="0.06pt solid #e3e3e3" loext:border-top="0.51pt solid #e3e3e3" loext:border-bottom="0.06pt solid #e3e3e3"/>
    </style:style>
    <style:style style:name="P5" style:family="paragraph" style:parent-style-name="Preformatted_20_Text" style:list-style-name="L2">
      <loext:graphic-properties draw:fill="none" draw:fill-color="#ffffff"/>
      <style:paragraph-properties fo:margin-left="0.397cm" fo:margin-right="0cm" fo:margin-top="0cm" fo:margin-bottom="0cm" style:contextual-spacing="false" fo:line-height="100%" fo:orphans="2" fo:widows="2" fo:text-indent="0cm" style:auto-text-indent="false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  <style:text-properties fo:font-variant="normal" fo:text-transform="none" style:font-name="S hne" fo:letter-spacing="normal" fo:font-style="normal" fo:font-weight="normal" loext:padding="0.049cm" loext:border-left="0.06pt solid #e3e3e3" loext:border-right="0.06pt solid #e3e3e3" loext:border-top="0.51pt solid #e3e3e3" loext:border-bottom="0.06pt solid #e3e3e3"/>
    </style:style>
    <style:style style:name="P6" style:family="paragraph" style:parent-style-name="Preformatted_20_Text" style:list-style-name="L3">
      <loext:graphic-properties draw:fill="none" draw:fill-color="#ffffff"/>
      <style:paragraph-properties fo:margin-left="0.397cm" fo:margin-right="0cm" fo:margin-top="0cm" fo:margin-bottom="0cm" style:contextual-spacing="false" fo:line-height="100%" fo:orphans="2" fo:widows="2" fo:text-indent="0cm" style:auto-text-indent="false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  <style:text-properties fo:font-variant="normal" fo:text-transform="none" style:font-name="S hne" fo:letter-spacing="normal" fo:font-style="normal" fo:font-weight="normal" loext:padding="0.049cm" loext:border-left="0.06pt solid #e3e3e3" loext:border-right="0.06pt solid #e3e3e3" loext:border-top="0.51pt solid #e3e3e3" loext:border-bottom="0.06pt solid #e3e3e3"/>
    </style:style>
    <style:style style:name="P7" style:family="paragraph" style:parent-style-name="Preformatted_20_Text" style:list-style-name="L4">
      <loext:graphic-properties draw:fill="none" draw:fill-color="#ffffff"/>
      <style:paragraph-properties fo:margin-left="0.397cm" fo:margin-right="0cm" fo:margin-top="0cm" fo:margin-bottom="0cm" style:contextual-spacing="false" fo:line-height="100%" fo:orphans="2" fo:widows="2" fo:text-indent="0cm" style:auto-text-indent="false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  <style:text-properties fo:font-variant="normal" fo:text-transform="none" style:font-name="S hne" fo:letter-spacing="normal" fo:font-style="normal" fo:font-weight="normal" loext:padding="0.049cm" loext:border-left="0.06pt solid #e3e3e3" loext:border-right="0.06pt solid #e3e3e3" loext:border-top="0.51pt solid #e3e3e3" loext:border-bottom="0.06pt solid #e3e3e3"/>
    </style:style>
    <style:style style:name="P8" style:family="paragraph" style:parent-style-name="Preformatted_20_Text" style:list-style-name="L1">
      <loext:graphic-properties draw:fill="none" draw:fill-color="#ffffff"/>
      <style:paragraph-properties fo:margin-top="0cm" fo:margin-bottom="0cm" style:contextual-spacing="false" fo:line-height="150%" fo:orphans="2" fo:widows="2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</style:style>
    <style:style style:name="P9" style:family="paragraph" style:parent-style-name="Preformatted_20_Text" style:list-style-name="L2">
      <loext:graphic-properties draw:fill="none" draw:fill-color="#ffffff"/>
      <style:paragraph-properties fo:margin-top="0cm" fo:margin-bottom="0cm" style:contextual-spacing="false" fo:line-height="150%" fo:orphans="2" fo:widows="2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</style:style>
    <style:style style:name="P10" style:family="paragraph" style:parent-style-name="Preformatted_20_Text" style:list-style-name="L3">
      <loext:graphic-properties draw:fill="none" draw:fill-color="#ffffff"/>
      <style:paragraph-properties fo:margin-top="0cm" fo:margin-bottom="0cm" style:contextual-spacing="false" fo:line-height="150%" fo:orphans="2" fo:widows="2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</style:style>
    <style:style style:name="P11" style:family="paragraph" style:parent-style-name="Preformatted_20_Text" style:list-style-name="L4">
      <loext:graphic-properties draw:fill="none" draw:fill-color="#ffffff"/>
      <style:paragraph-properties fo:margin-top="0cm" fo:margin-bottom="0cm" style:contextual-spacing="false" fo:line-height="150%" fo:orphans="2" fo:widows="2" fo:background-color="transparent" fo:padding-left="0.049cm" fo:padding-right="0cm" fo:padding-top="0.049cm" fo:padding-bottom="0.049cm" fo:border-left="0.06pt solid #e3e3e3" fo:border-right="none" fo:border-top="0.06pt solid #e3e3e3" fo:border-bottom="0.06pt solid #e3e3e3"/>
    </style:style>
    <style:style style:name="P12" style:family="paragraph" style:parent-style-name="Preformatted_20_Text" style:list-style-name="L13">
      <style:paragraph-properties fo:padding="0.049cm" fo:border="0.06pt solid #e3e3e3"/>
      <style:text-properties loext:padding="0.049cm" loext:border="0.06pt solid #e3e3e3"/>
    </style:style>
    <style:style style:name="P13" style:family="paragraph" style:parent-style-name="Preformatted_20_Text" style:list-style-name="L14">
      <style:paragraph-properties fo:padding="0.049cm" fo:border="0.06pt solid #e3e3e3"/>
      <style:text-properties loext:padding="0.049cm" loext:border="0.06pt solid #e3e3e3"/>
    </style:style>
    <style:style style:name="P14" style:family="paragraph" style:parent-style-name="Preformatted_20_Text" style:list-style-name="L15">
      <style:paragraph-properties fo:padding="0.049cm" fo:border="0.06pt solid #e3e3e3"/>
      <style:text-properties loext:padding="0.049cm" loext:border="0.06pt solid #e3e3e3"/>
    </style:style>
    <style:style style:name="P15" style:family="paragraph" style:parent-style-name="Preformatted_20_Text" style:list-style-name="L16">
      <style:paragraph-properties fo:padding="0.049cm" fo:border="0.06pt solid #e3e3e3"/>
      <style:text-properties loext:padding="0.049cm" loext:border="0.06pt solid #e3e3e3"/>
    </style:style>
    <style:style style:name="P16" style:family="paragraph" style:parent-style-name="Preformatted_20_Text" style:list-style-name="L13">
      <style:paragraph-properties fo:margin-top="0cm" fo:margin-bottom="0.499cm" style:contextual-spacing="false" fo:padding="0.049cm" fo:border="0.06pt solid #e3e3e3"/>
    </style:style>
    <style:style style:name="P17" style:family="paragraph" style:parent-style-name="Preformatted_20_Text" style:list-style-name="L13">
      <style:paragraph-properties fo:padding="0.049cm" fo:border="0.06pt solid #e3e3e3"/>
    </style:style>
    <style:style style:name="P18" style:family="paragraph" style:parent-style-name="Preformatted_20_Text" style:list-style-name="L14">
      <style:paragraph-properties fo:margin-top="0cm" fo:margin-bottom="0.499cm" style:contextual-spacing="false" fo:padding="0.049cm" fo:border="0.06pt solid #e3e3e3"/>
    </style:style>
    <style:style style:name="P19" style:family="paragraph" style:parent-style-name="Preformatted_20_Text" style:list-style-name="L15">
      <style:paragraph-properties fo:margin-top="0cm" fo:margin-bottom="0.499cm" style:contextual-spacing="false" fo:padding="0.049cm" fo:border="0.06pt solid #e3e3e3"/>
    </style:style>
    <style:style style:name="P20" style:family="paragraph" style:parent-style-name="Preformatted_20_Text" style:list-style-name="L15">
      <style:paragraph-properties fo:padding="0.049cm" fo:border="0.06pt solid #e3e3e3"/>
    </style:style>
    <style:style style:name="P21" style:family="paragraph" style:parent-style-name="Preformatted_20_Text" style:list-style-name="L16">
      <style:paragraph-properties fo:margin-top="0cm" fo:margin-bottom="0.499cm" style:contextual-spacing="false" fo:padding="0.049cm" fo:border="0.06pt solid #e3e3e3"/>
    </style:style>
    <style:style style:name="P22" style:family="paragraph" style:parent-style-name="Text_20_body" style:list-style-name="L1">
      <style:paragraph-properties fo:margin-left="0.397cm" fo:margin-right="0cm" fo:margin-top="0cm" fo:margin-bottom="0cm" style:contextual-spacing="false" fo:orphans="2" fo:widows="2" fo:text-indent="0cm" style:auto-text-indent="false" fo:padding="0.049cm" fo:border="0.06pt solid #e3e3e3"/>
      <style:text-properties fo:font-variant="normal" fo:text-transform="none" fo:letter-spacing="normal" fo:font-style="normal" fo:font-weight="normal"/>
    </style:style>
    <style:style style:name="P23" style:family="paragraph" style:parent-style-name="Text_20_body" style:list-style-name="L2">
      <style:paragraph-properties fo:margin-left="0.397cm" fo:margin-right="0cm" fo:margin-top="0cm" fo:margin-bottom="0cm" style:contextual-spacing="false" fo:orphans="2" fo:widows="2" fo:text-indent="0cm" style:auto-text-indent="false" fo:padding="0.049cm" fo:border="0.06pt solid #e3e3e3"/>
      <style:text-properties fo:font-variant="normal" fo:text-transform="none" fo:letter-spacing="normal" fo:font-style="normal" fo:font-weight="normal"/>
    </style:style>
    <style:style style:name="P24" style:family="paragraph" style:parent-style-name="Text_20_body" style:list-style-name="L4">
      <style:paragraph-properties fo:margin-left="0.397cm" fo:margin-right="0cm" fo:margin-top="0cm" fo:margin-bottom="0cm" style:contextual-spacing="false" fo:orphans="2" fo:widows="2" fo:text-indent="0cm" style:auto-text-indent="false" fo:padding="0.049cm" fo:border="0.06pt solid #e3e3e3"/>
      <style:text-properties fo:font-variant="normal" fo:text-transform="none" fo:letter-spacing="normal" fo:font-style="normal" fo:font-weight="normal"/>
    </style:style>
    <style:style style:name="P25" style:family="paragraph" style:parent-style-name="Text_20_body" style:list-style-name="L6">
      <style:paragraph-properties fo:margin-left="0.397cm" fo:margin-right="0cm" fo:margin-top="0cm" fo:margin-bottom="0cm" style:contextual-spacing="false" fo:orphans="2" fo:widows="2" fo:text-indent="0cm" style:auto-text-indent="false" fo:padding="0.049cm" fo:border="0.06pt solid #e3e3e3"/>
      <style:text-properties fo:font-variant="normal" fo:text-transform="none" fo:letter-spacing="normal" fo:font-style="normal" fo:font-weight="normal"/>
    </style:style>
    <style:style style:name="P26" style:family="paragraph" style:parent-style-name="Text_20_body">
      <style:text-properties fo:font-variant="normal" fo:text-transform="none" fo:letter-spacing="normal" fo:font-style="normal" fo:font-weight="normal"/>
    </style:style>
    <style:style style:name="P27" style:family="paragraph" style:parent-style-name="Text_20_body" style:list-style-name="L3">
      <style:paragraph-properties fo:margin-left="0.397cm" fo:margin-right="0cm" fo:margin-top="0cm" fo:margin-bottom="0cm" style:contextual-spacing="false" fo:orphans="2" fo:widows="2" fo:text-indent="0cm" style:auto-text-indent="false" fo:padding="0.049cm" fo:border="0.06pt solid #e3e3e3"/>
    </style:style>
    <style:style style:name="P28" style:family="paragraph" style:parent-style-name="Text_20_body" style:list-style-name="L5">
      <style:paragraph-properties fo:margin-left="0.397cm" fo:margin-right="0cm" fo:margin-top="0cm" fo:margin-bottom="0cm" style:contextual-spacing="false" fo:orphans="2" fo:widows="2" fo:text-indent="0cm" style:auto-text-indent="false" fo:padding="0.049cm" fo:border="0.06pt solid #e3e3e3"/>
    </style:style>
    <style:style style:name="P29" style:family="paragraph" style:parent-style-name="Text_20_body">
      <style:paragraph-properties fo:padding="0.049cm" fo:border="0.06pt solid #e3e3e3"/>
    </style:style>
    <style:style style:name="P30" style:family="paragraph" style:parent-style-name="Text_20_body" style:list-style-name="L13">
      <style:paragraph-properties fo:padding="0.049cm" fo:border="0.06pt solid #e3e3e3"/>
    </style:style>
    <style:style style:name="P31" style:family="paragraph" style:parent-style-name="Text_20_body" style:list-style-name="L14">
      <style:paragraph-properties fo:padding="0.049cm" fo:border="0.06pt solid #e3e3e3"/>
    </style:style>
    <style:style style:name="P32" style:family="paragraph" style:parent-style-name="Text_20_body" style:list-style-name="L15">
      <style:paragraph-properties fo:padding="0.049cm" fo:border="0.06pt solid #e3e3e3"/>
    </style:style>
    <style:style style:name="P33" style:family="paragraph" style:parent-style-name="Text_20_body" style:list-style-name="L16">
      <style:paragraph-properties fo:padding="0.049cm" fo:border="0.06pt solid #e3e3e3"/>
    </style:style>
    <style:style style:name="P34" style:family="paragraph" style:parent-style-name="Text_20_body" style:list-style-name="L17">
      <style:paragraph-properties fo:padding="0.049cm" fo:border="0.06pt solid #e3e3e3"/>
    </style:style>
    <style:style style:name="P35" style:family="paragraph" style:parent-style-name="Text_20_body" style:list-style-name="L18">
      <style:paragraph-properties fo:padding="0.049cm" fo:border="0.06pt solid #e3e3e3"/>
    </style:style>
    <style:style style:name="P36" style:family="paragraph" style:parent-style-name="Text_20_body">
      <style:text-properties style:font-name="Arial1" fo:font-size="16pt" fo:font-weight="bold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padding="0.049cm" fo:border="0.06pt solid #e3e3e3"/>
      <style:text-properties style:font-name="Arial1" fo:font-size="16pt" fo:font-weight="bold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padding="0.049cm" fo:border="0.06pt solid #e3e3e3"/>
      <style:text-properties style:font-name="Arial1" fo:font-size="16pt" fo:font-weight="bold" officeooo:paragraph-rsid="00184252" style:font-size-asian="16pt" style:font-weight-asian="bold" style:font-size-complex="16pt" style:font-weight-complex="bold"/>
    </style:style>
    <style:style style:name="T1" style:family="text">
      <style:text-properties loext:padding="0.049cm" loext:border="0.06pt solid #e3e3e3"/>
    </style:style>
    <style:style style:name="T2" style:family="text">
      <style:text-properties fo:font-variant="normal" fo:text-transform="none" fo:color="#e9950c" loext:opacity="100%" style:font-name="inherit" fo:letter-spacing="normal" fo:font-style="normal" fo:font-weight="normal" loext:padding="0.049cm" loext:border="0.06pt solid #e3e3e3"/>
    </style:style>
    <style:style style:name="T3" style:family="text">
      <style:text-properties fo:font-variant="normal" fo:text-transform="none" fo:color="#ffffff" loext:opacity="100%" style:font-name="inherit" fo:letter-spacing="normal" fo:font-style="normal" fo:font-weight="normal" loext:padding-left="0.049cm" loext:padding-right="0cm" loext:padding-top="0.049cm" loext:padding-bottom="0.049cm" loext:border-left="0.06pt solid #e3e3e3" loext:border-right="none" loext:border-top="0.06pt solid #e3e3e3" loext:border-bottom="0.06pt solid #e3e3e3"/>
    </style:style>
    <style:style style:name="T4" style:family="text">
      <style:text-properties fo:font-variant="normal" fo:text-transform="none" fo:color="#ffffff" loext:opacity="100%" style:font-name="inherit" fo:letter-spacing="normal" fo:font-style="normal" fo:font-weight="normal" loext:padding="0.049cm" loext:border="0.06pt solid #e3e3e3"/>
    </style:style>
    <style:style style:name="T5" style:family="text">
      <style:text-properties fo:font-variant="normal" fo:text-transform="none" style:font-name="Söhne Mono" fo:letter-spacing="normal" fo:font-style="normal" fo:font-weight="bold" loext:padding="0.049cm" loext:border="0.06pt solid #e3e3e3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color="#2e95d3" loext:opacity="100%" style:font-name="inherit" fo:letter-spacing="normal" fo:font-style="normal" fo:font-weight="normal" loext:padding="0.049cm" loext:border="0.06pt solid #e3e3e3"/>
    </style:style>
    <style:style style:name="T8" style:family="text">
      <style:text-properties fo:font-variant="normal" fo:text-transform="none" fo:color="#00a67d" loext:opacity="100%" style:font-name="inherit" fo:letter-spacing="normal" fo:font-style="normal" fo:font-weight="normal" loext:padding="0.049cm" loext:border="0.06pt solid #e3e3e3"/>
    </style:style>
    <style:style style:name="T9" style:family="text">
      <style:text-properties fo:font-variant="normal" fo:text-transform="none" fo:color="#f22c3d" loext:opacity="100%" style:font-name="inherit" fo:letter-spacing="normal" fo:font-style="normal" fo:font-weight="normal" loext:padding="0.049cm" loext:border="0.06pt solid #e3e3e3"/>
    </style:style>
    <style:style style:name="T10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11" style:family="text">
      <style:text-properties officeooo:rsid="0018425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/>
      <text:h text:style-name="P3" text:outline-level="3">Criando um formulário no Front-End</text:h>
      <text:p text:style-name="P26"/>
      <text:p text:style-name="P26"/>
      <text:p text:style-name="P36">Passo 1: Configuração do Ambiente</text:p>
      <text:list text:style-name="L13">
        <text:list-item>
          <text:p text:style-name="P30">Crie um novo diretório para o seu projeto e navegue até ele usando o terminal ou prompt de comando:</text:p>
          <text:p text:style-name="P12">bashCopy code</text:p>
          <text:p text:style-name="P17"><text:span text:style-name="Source_20_Text"><text:span text:style-name="T1">mkdir flask-react-form-api</text:span></text:span></text:p>
          <text:p text:style-name="P16"><text:span text:style-name="Source_20_Text"><text:span text:style-name="T1">cd flask-react-form-api</text:span></text:span></text:p>
        </text:list-item>
        <text:list-item>
          <text:p text:style-name="P30">Dentro do diretório do projeto, crie um ambiente virtual para isolar as dependências do Python:</text:p>
          <text:p text:style-name="P12">bashCopy code</text:p>
          <text:p text:style-name="P16"><text:span text:style-name="Source_20_Text"><text:span text:style-name="T1">python -m venv venv</text:span></text:span></text:p>
        </text:list-item>
        <text:list-item>
          <text:p text:style-name="P30">Ative o ambiente virtual. Dependendo do seu sistema operacional:</text:p>
          <text:list>
            <text:list-item>
              <text:p text:style-name="P30">No Windows:</text:p>
              <text:p text:style-name="P12">bashCopy code</text:p>
              <text:p text:style-name="P16"><text:span text:style-name="Source_20_Text"><text:span text:style-name="T1">venv\Scripts\activate</text:span></text:span></text:p>
            </text:list-item>
            <text:list-item>
              <text:p text:style-name="P30">No macOS e Linux:</text:p>
              <text:p text:style-name="P12">bashCopy code</text:p>
              <text:p text:style-name="P16"><text:span text:style-name="Source_20_Text"><text:span text:style-name="T1">source venv/bin/activate</text:span></text:span></text:p>
            </text:list-item>
          </text:list>
        </text:list-item>
      </text:list>
      <text:p text:style-name="P37">Passo 2: Instalando o Flask</text:p>
      <text:list text:style-name="L14">
        <text:list-item>
          <text:p text:style-name="P31">Com o ambiente virtual ativado, instale o Flask usando o pip:</text:p>
          <text:p text:style-name="P13">bashCopy code</text:p>
          <text:p text:style-name="P18"><text:span text:style-name="Source_20_Text"><text:span text:style-name="T1">pip install flask</text:span></text:span></text:p>
        </text:list-item>
      </text:list>
      <text:p text:style-name="P37">Passo 3: Criando a API Flask</text:p>
      <text:list text:style-name="L15">
        <text:list-item>
          <text:p text:style-name="P32">Dentro do diretório do projeto, crie um arquivo chamado app.py e adicione o seguinte código:</text:p>
          <text:p text:style-name="P14">pythonCopy code</text:p>
          <text:p text:style-name="P20"><text:span text:style-name="Source_20_Text"><text:span text:style-name="T1">from flask import Flask, request, jsonify</text:span></text:span></text:p>
          <text:p text:style-name="P20"/>
          <text:p text:style-name="P20"><text:span text:style-name="Source_20_Text"><text:span text:style-name="T1">app = Flask(__name__)</text:span></text:span></text:p>
          <text:p text:style-name="P20"/>
          <text:p text:style-name="P20"><text:span text:style-name="Source_20_Text"><text:span text:style-name="T1">@app.route('/receber-dados', methods=['POST'])</text:span></text:span></text:p>
          <text:p text:style-name="P20"><text:soft-page-break/><text:span text:style-name="Source_20_Text"><text:span text:style-name="T1">def receber_dados():</text:span></text:span></text:p>
          <text:p text:style-name="P20"><text:span text:style-name="Source_20_Text"><text:span text:style-name="T1"><text:s text:c="4"/>dados = request.json</text:span></text:span></text:p>
          <text:p text:style-name="P20"><text:span text:style-name="Source_20_Text"><text:span text:style-name="T1"><text:s text:c="4"/>print("Dados recebidos:")</text:span></text:span></text:p>
          <text:p text:style-name="P20"><text:span text:style-name="Source_20_Text"><text:span text:style-name="T1"><text:s text:c="4"/>print(dados)</text:span></text:span></text:p>
          <text:p text:style-name="P20"><text:span text:style-name="Source_20_Text"><text:span text:style-name="T1"><text:s text:c="4"/># Aqui você pode processar os dados recebidos, salvar no banco de dados, etc.</text:span></text:span></text:p>
          <text:p text:style-name="P20"><text:span text:style-name="Source_20_Text"><text:span text:style-name="T1"><text:s text:c="4"/>return jsonify({'message': 'Dados recebidos com sucesso!'})</text:span></text:span></text:p>
          <text:p text:style-name="P20"/>
          <text:p text:style-name="P20"><text:span text:style-name="Source_20_Text"><text:span text:style-name="T1">if __name__ == '__main__':</text:span></text:span></text:p>
          <text:p text:style-name="P19"><text:span text:style-name="Source_20_Text"><text:span text:style-name="T1"><text:s text:c="4"/>app.run(debug=True)</text:span></text:span></text:p>
        </text:list-item>
      </text:list>
      <text:p text:style-name="P37">Passo 4: Testando a API Flask</text:p>
      <text:list xml:id="list992633339" text:style-name="L16">
        <text:list-item>
          <text:p text:style-name="P33">Execute a aplicação Flask digitando o seguinte comando no terminal:</text:p>
          <text:p text:style-name="P15">bashCopy code</text:p>
          <text:p text:style-name="P21"><text:span text:style-name="Source_20_Text"><text:span text:style-name="T1">python app.py</text:span></text:span></text:p>
        </text:list-item>
        <text:list-item>
          <text:p text:style-name="P33">Sua aplicação Flask estará agora em execução. Você verá mensagens de log indicando que o servidor está em execução.</text:p>
        </text:list-item>
      </text:list>
      <text:p text:style-name="P37">Passo 5: Criando o Frontend React</text:p>
      <text:list text:style-name="L17">
        <text:list-item>
          <text:p text:style-name="P34">Agora, você precisa criar um aplicativo React simples com um formulário para enviar dados para a API Flask. Você pode criar um novo aplicativo React usando o create-react-app ou adicionar um formulário a um aplicativo React existente.</text:p>
        </text:list-item>
        <text:list-item>
          <text:p text:style-name="P34">Certifique-se de que o frontend React esteja fazendo solicitações POST para o endpoint /receber-dados da sua API Flask.</text:p>
        </text:list-item>
        <text:list-item>
          <text:p text:style-name="P34"><text:span text:style-name="T10">Aqui está um exemplo básico de como você pode criar um formulário com React usando os tipos de campos requisitados:</text:span> </text:p>
        </text:list-item>
      </text:list>
      <text:p text:style-name="P29"><text:tab/>import React, { useState } from 'react';</text:p>
      <text:p text:style-name="P29"/>
      <text:p text:style-name="P29">const Formulario = () =&gt; {</text:p>
      <text:p text:style-name="P29"><text:s text:c="4"/>const [texto, setTexto] = useState('');</text:p>
      <text:p text:style-name="P29"><text:s text:c="4"/>const [inteiro, setInteiro] = useState(0);</text:p>
      <text:p text:style-name="P29"><text:s text:c="4"/>const [booleano, setBooleano] = useState(false);</text:p>
      <text:p text:style-name="P29"><text:s text:c="4"/>const [select, setSelect] = useState('');</text:p>
      <text:p text:style-name="P29"><text:s text:c="4"/>const [radio, setRadio] = useState('');</text:p>
      <text:p text:style-name="P29"/>
      <text:p text:style-name="P29"><text:s text:c="4"/>const handleTextChange = (e) =&gt; {</text:p>
      <text:p text:style-name="P29"><text:s text:c="8"/>setTexto(e.target.value);</text:p>
      <text:p text:style-name="P29"><text:soft-page-break/><text:s text:c="4"/>};</text:p>
      <text:p text:style-name="P29"/>
      <text:p text:style-name="P29"><text:s text:c="4"/>const handleInteiroChange = (e) =&gt; {</text:p>
      <text:p text:style-name="P29"><text:s text:c="8"/>setInteiro(parseInt(e.target.value));</text:p>
      <text:p text:style-name="P29"><text:s text:c="4"/>};</text:p>
      <text:p text:style-name="P29"/>
      <text:p text:style-name="P29"><text:s text:c="4"/>const handleBooleanChange = (e) =&gt; {</text:p>
      <text:p text:style-name="P29"><text:s text:c="8"/>setBooleano(e.target.checked);</text:p>
      <text:p text:style-name="P29"><text:s text:c="4"/>};</text:p>
      <text:p text:style-name="P29"/>
      <text:p text:style-name="P29"><text:s text:c="4"/>const handleSelectChange = (e) =&gt; {</text:p>
      <text:p text:style-name="P29"><text:s text:c="8"/>setSelect(e.target.value);</text:p>
      <text:p text:style-name="P29"><text:s text:c="4"/>};</text:p>
      <text:p text:style-name="P29"/>
      <text:p text:style-name="P29"><text:s text:c="4"/>const handleRadioChange = (e) =&gt; {</text:p>
      <text:p text:style-name="P29"><text:s text:c="8"/>setRadio(e.target.value);</text:p>
      <text:p text:style-name="P29"><text:s text:c="4"/>};</text:p>
      <text:p text:style-name="P29"/>
      <text:p text:style-name="P29"><text:s text:c="4"/>const handleSubmit = (e) =&gt; {</text:p>
      <text:p text:style-name="P29"><text:s text:c="8"/>e.preventDefault();</text:p>
      <text:p text:style-name="P29"><text:s text:c="8"/>// Aqui você pode enviar os dados para onde quiser</text:p>
      <text:p text:style-name="P29"><text:s text:c="8"/>console.log({ texto, inteiro, booleano, select, radio });</text:p>
      <text:p text:style-name="P29"><text:s text:c="4"/>};</text:p>
      <text:p text:style-name="P29"/>
      <text:p text:style-name="P29"><text:s text:c="4"/>return (</text:p>
      <text:p text:style-name="P29"><text:s text:c="8"/>&lt;form onSubmit={handleSubmit}&gt;</text:p>
      <text:p text:style-name="P29"><text:s text:c="12"/>&lt;div&gt;</text:p>
      <text:p text:style-name="P29"><text:s text:c="16"/>&lt;label&gt;Texto:&lt;/label&gt;</text:p>
      <text:p text:style-name="P29"><text:s text:c="16"/>&lt;input type="text" value={texto} onChange={handleTextChange} /&gt;</text:p>
      <text:p text:style-name="P29"><text:s text:c="12"/>&lt;/div&gt;</text:p>
      <text:p text:style-name="P29"><text:s text:c="12"/>&lt;div&gt;</text:p>
      <text:p text:style-name="P29"><text:s text:c="16"/>&lt;label&gt;Número Inteiro:&lt;/label&gt;</text:p>
      <text:p text:style-name="P29"><text:soft-page-break/><text:s text:c="16"/>&lt;input type="number" value={inteiro} onChange={handleInteiroChange} /&gt;</text:p>
      <text:p text:style-name="P29"><text:s text:c="12"/>&lt;/div&gt;</text:p>
      <text:p text:style-name="P29"><text:s text:c="12"/>&lt;div&gt;</text:p>
      <text:p text:style-name="P29"><text:s text:c="16"/>&lt;label&gt;Booleano:&lt;/label&gt;</text:p>
      <text:p text:style-name="P29"><text:s text:c="16"/>&lt;input type="checkbox" checked={booleano} onChange={handleBooleanChange} /&gt;</text:p>
      <text:p text:style-name="P29"><text:s text:c="12"/>&lt;/div&gt;</text:p>
      <text:p text:style-name="P29"><text:s text:c="12"/>&lt;div&gt;</text:p>
      <text:p text:style-name="P29"><text:s text:c="16"/>&lt;label&gt;Selecione:&lt;/label&gt;</text:p>
      <text:p text:style-name="P29"><text:s text:c="16"/>&lt;select value={select} onChange={handleSelectChange}&gt;</text:p>
      <text:p text:style-name="P29"><text:s text:c="20"/>&lt;option value="opcao1"&gt;Opção 1&lt;/option&gt;</text:p>
      <text:p text:style-name="P29"><text:s text:c="20"/>&lt;option value="opcao2"&gt;Opção 2&lt;/option&gt;</text:p>
      <text:p text:style-name="P29"><text:s text:c="20"/>&lt;option value="opcao3"&gt;Opção 3&lt;/option&gt;</text:p>
      <text:p text:style-name="P29"><text:s text:c="16"/>&lt;/select&gt;</text:p>
      <text:p text:style-name="P29"><text:s text:c="12"/>&lt;/div&gt;</text:p>
      <text:p text:style-name="P29"><text:s text:c="12"/>&lt;div&gt;</text:p>
      <text:p text:style-name="P29"><text:s text:c="16"/>&lt;label&gt;Escolha uma opção:&lt;/label&gt;</text:p>
      <text:p text:style-name="P29"><text:s text:c="16"/>&lt;div&gt;</text:p>
      <text:p text:style-name="P29"><text:s text:c="20"/>&lt;input type="radio" name="radio" value="opcaoA" checked={radio === 'opcaoA'} onChange={handleRadioChange} /&gt;</text:p>
      <text:p text:style-name="P29"><text:s text:c="20"/>&lt;label&gt;Opção A&lt;/label&gt;</text:p>
      <text:p text:style-name="P29"><text:s text:c="16"/>&lt;/div&gt;</text:p>
      <text:p text:style-name="P29"><text:s text:c="16"/>&lt;div&gt;</text:p>
      <text:p text:style-name="P29"><text:s text:c="20"/>&lt;input type="radio" name="radio" value="opcaoB" checked={radio === 'opcaoB'} onChange={handleRadioChange} /&gt;</text:p>
      <text:p text:style-name="P29"><text:s text:c="20"/>&lt;label&gt;Opção B&lt;/label&gt;</text:p>
      <text:p text:style-name="P29"><text:s text:c="16"/>&lt;/div&gt;</text:p>
      <text:p text:style-name="P29"><text:s text:c="16"/>&lt;div&gt;</text:p>
      <text:p text:style-name="P29"><text:s text:c="20"/>&lt;input type="radio" name="radio" value="opcaoC" checked={radio === 'opcaoC'} onChange={handleRadioChange} /&gt;</text:p>
      <text:p text:style-name="P29"><text:s text:c="20"/>&lt;label&gt;Opção C&lt;/label&gt;</text:p>
      <text:p text:style-name="P29"><text:s text:c="16"/>&lt;/div&gt;</text:p>
      <text:p text:style-name="P29"><text:s text:c="12"/>&lt;/div&gt;</text:p>
      <text:p text:style-name="P29"><text:s text:c="12"/>&lt;button type="submit"&gt;Enviar&lt;/button&gt;</text:p>
      <text:p text:style-name="P29"><text:soft-page-break/><text:s text:c="8"/>&lt;/form&gt;</text:p>
      <text:p text:style-name="P29"><text:s text:c="4"/>);</text:p>
      <text:p text:style-name="P29">};</text:p>
      <text:p text:style-name="P29"/>
      <text:p text:style-name="P29">export default Formulario;</text:p>
      <text:p text:style-name="P29"/>
      <text:p text:style-name="P38">Passo 6: Testando a Integração</text:p>
      <text:list text:style-name="L18">
        <text:list-item>
          <text:p text:style-name="P35">Inicie o servidor de desenvolvimento para o seu aplicativo React.</text:p>
        </text:list-item>
        <text:list-item>
          <text:p text:style-name="P35">Preencha o formulário no aplicativo React e envie os dados.</text:p>
        </text:list-item>
        <text:list-item>
          <text:p text:style-name="P35">Verifique o terminal onde o servidor Flask está em execução. Você deve ver os dados enviados pelo formulário sendo impressos no consol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9:35:16.179000000</meta:creation-date>
    <dc:date>2024-03-19T19:58:41.221000000</dc:date>
    <meta:editing-duration>PT23M26S</meta:editing-duration>
    <meta:editing-cycles>1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116" meta:word-count="552" meta:character-count="4816" meta:non-whitespace-character-count="3649"/>
  </office:meta>
</office:document-meta>
</file>